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text-underline-style="none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6cm" svg:height="0.6cm" svg:x="4.8cm" svg:y="3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5.4cm" svg:y="3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0.6cm" svg:x="6cm" svg:y="3.6cm">
          <text:p text:style-name="P1"><text:span text:style-name="T1">Addre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5cm" svg:height="0.6cm" svg:x="2.23cm" svg:y="3cm">
          <text:list text:style-name="L1">
            <text:list-item>
              <text:p text:style-name="P1"><text:span text:style-name="T2"><text:s/></text:span><text:span text:style-name="T3">8-bit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0.6cm" svg:x="9.6cm" svg:y="4.4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4.8cm" svg:y="5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5.4cm" svg:y="5.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0.6cm" svg:x="6cm" svg:y="5.6cm">
          <text:p text:style-name="P1"><text:span text:style-name="T1">Addre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0.6cm" svg:x="9.6cm" svg:y="6.4cm">
          <text:p text:style-name="P1"><text:span text:style-name="T1">Data[7:0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0.6cm" svg:x="14.6cm" svg:y="6.4cm">
          <text:p text:style-name="P1"><text:span text:style-name="T1">Data[15:8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5cm" svg:height="0.6cm" svg:x="3.44cm" svg:y="5.6cm">
          <text:p text:style-name="P1"><text:span text:style-name="T1">Host TX: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5cm" svg:height="0.6cm" svg:x="3.44cm" svg:y="6.4cm">
          <text:p text:style-name="P1"><text:span text:style-name="T1">Host RX: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5cm" svg:height="0.6cm" svg:x="3.44cm" svg:y="3.6cm">
          <text:p text:style-name="P1"><text:span text:style-name="T1">Host TX: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5cm" svg:height="0.6cm" svg:x="3.44cm" svg:y="4.4cm">
          <text:p text:style-name="P1"><text:span text:style-name="T1">Host RX: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5cm" svg:height="0.6cm" svg:x="2.31cm" svg:y="5.055cm">
          <text:list text:style-name="L1">
            <text:list-item>
              <text:p text:style-name="P1"><text:span text:style-name="T2"><text:s/></text:span><text:span text:style-name="T3">16-bit: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8T18:34:38</meta:creation-date>
    <dc:date>2009-07-12T21:58:34</dc:date>
    <meta:editing-duration>PT07H38M56S</meta:editing-duration>
    <meta:editing-cycles>29</meta:editing-cycles>
    <meta:generator>OpenOffice.org/3.1$Unix OpenOffice.org_project/310m21$Build-9319</meta:generator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